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653cm"/>
    </style:style>
    <style:style style:name="gr7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text-align="center"/>
      <style:text-properties style:font-name="Hack1" fo:font-size="16pt" style:font-size-asian="16pt" style:font-size-complex="16pt"/>
    </style:style>
    <style:style style:name="P6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004586"/>
      <style:paragraph-properties fo:text-align="center"/>
      <style:text-properties style:font-name="Hack1" fo:font-size="16pt" style:font-size-asian="16pt" style:font-size-complex="16pt"/>
    </style:style>
    <style:style style:name="T1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4586" style:font-name="Hack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3.5cm" svg:y="0.2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7cm" svg:y="0.2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5.9cm" svg:y="0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7.1cm" svg:y="0.2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3cm" svg:y="0.2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5cm" svg:y="0.2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.3cm" svg:y1="1.8cm" svg:x2="3.5cm" svg:y2="1cm">
          <text:p/>
        </draw:line>
        <draw:line draw:style-name="gr4" draw:text-style-name="P5" draw:layer="layout" svg:x1="5.8cm" svg:y1="1.815cm" svg:x2="6.985cm" svg:y2="1cm">
          <text:p/>
        </draw:line>
        <draw:custom-shape draw:style-name="gr1" draw:text-style-name="P2" draw:layer="layout" svg:width="1.1cm" svg:height="0.8cm" svg:x="2.29cm" svg:y="1.9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3.49cm" svg:y="1.9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69cm" svg:y="1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5.87cm" svg:y="1.9cm">
          <text:p text:style-name="P1"><text:span text:style-name="T1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7.06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29cm" svg:y="1.9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49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10.69cm" svg:y="1.9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8.275cm" svg:y1="1.815cm" svg:x2="7.09cm" svg:y2="1cm">
          <text:p/>
        </draw:line>
        <draw:line draw:style-name="gr4" draw:text-style-name="P5" draw:layer="layout" svg:x1="11.755cm" svg:y1="1.815cm" svg:x2="10.57cm" svg:y2="1cm">
          <text:p/>
        </draw:line>
        <draw:frame draw:style-name="gr6" draw:text-style-name="P7" draw:layer="layout" svg:width="2.153cm" svg:height="0.831cm" svg:x="0.2cm" svg:y="0.2cm">
          <draw:text-box>
            <text:p><text:span text:style-name="T2">eui-48</text:span></text:p>
          </draw:text-box>
        </draw:frame>
        <draw:frame draw:style-name="gr6" draw:text-style-name="P7" draw:layer="layout" svg:width="2.153cm" svg:height="0.831cm" svg:x="0.201cm" svg:y="1.901cm">
          <draw:text-box>
            <text:p><text:span text:style-name="T2">eui-64</text:span></text:p>
          </draw:text-box>
        </draw:frame>
        <draw:custom-shape draw:style-name="gr7" draw:text-style-name="P8" draw:layer="layout" svg:width="0.7cm" svg:height="0.9cm" svg:x="6.7cm" svg:y="2.8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7-03-01T16:34:09.933436789</dc:date>
    <meta:editing-duration>PT4H3M24S</meta:editing-duration>
    <meta:editing-cycles>20</meta:editing-cycles>
    <meta:generator>LibreOffice/5.2.5.1$Linux_X86_64 LibreOffice_project/20m0$Build-1</meta:generator>
    <dc:creator>Philippe Latu</dc:creator>
    <meta:document-statistic meta:object-count="21"/>
  </office:meta>
</office:document-meta>
</file>